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5424186550064801">
            <text:p>0.5424186550064801</text:p>
          </table:table-cell>
          <table:table-cell office:value-type="float" office:value="0.5287942737093949">
            <text:p>0.5287942737093949</text:p>
          </table:table-cell>
          <table:table-cell office:value-type="float" office:value="0.4504293786085104">
            <text:p>0.4504293786085104</text:p>
          </table:table-cell>
          <table:table-cell office:value-type="float" office:value="0.43247271610181376">
            <text:p>0.43247271610181376</text:p>
          </table:table-cell>
          <table:table-cell office:value-type="float" office:value="0.3783342520583761">
            <text:p>0.3783342520583761</text:p>
          </table:table-cell>
          <table:table-cell office:value-type="float" office:value="0.3914213287132413">
            <text:p>0.3914213287132413</text:p>
          </table:table-cell>
          <table:table-cell office:value-type="float" office:value="0.4570949707365545">
            <text:p>0.4570949707365545</text:p>
          </table:table-cell>
          <table:table-cell office:value-type="float" office:value="0.22443605498153157">
            <text:p>0.22443605498153157</text:p>
          </table:table-cell>
          <table:table-cell office:value-type="float" office:value="0.2375826522191532">
            <text:p>0.2375826522191532</text:p>
          </table:table-cell>
          <table:table-cell office:value-type="float" office:value="0.2660162981929577">
            <text:p>0.2660162981929577</text:p>
          </table:table-cell>
          <table:table-cell office:value-type="float" office:value="0.244338518532729">
            <text:p>0.244338518532729</text:p>
          </table:table-cell>
          <table:table-cell office:value-type="float" office:value="0.24499635312696794">
            <text:p>0.24499635312696794</text:p>
          </table:table-cell>
          <table:table-cell office:value-type="float" office:value="0.256945622955144">
            <text:p>0.256945622955144</text:p>
          </table:table-cell>
          <table:table-cell office:value-type="float" office:value="0.25887910416296817">
            <text:p>0.25887910416296817</text:p>
          </table:table-cell>
          <table:table-cell office:value-type="float" office:value="0.2506523707784936">
            <text:p>0.2506523707784936</text:p>
          </table:table-cell>
          <table:table-cell office:value-type="float" office:value="0.26021137619202495">
            <text:p>0.26021137619202495</text:p>
          </table:table-cell>
          <table:table-cell office:value-type="float" office:value="0.2668319966147321">
            <text:p>0.2668319966147321</text:p>
          </table:table-cell>
          <table:table-cell office:value-type="float" office:value="0.3011672898941899">
            <text:p>0.3011672898941899</text:p>
          </table:table-cell>
          <table:table-cell office:value-type="float" office:value="0.2709479710234297">
            <text:p>0.2709479710234297</text:p>
          </table:table-cell>
          <table:table-cell office:value-type="float" office:value="0.26819595227153875">
            <text:p>0.26819595227153875</text:p>
          </table:table-cell>
          <table:table-cell office:value-type="float" office:value="0.2821120684356089">
            <text:p>0.2821120684356089</text:p>
          </table:table-cell>
          <table:table-cell office:value-type="float" office:value="0.2699826644372562">
            <text:p>0.2699826644372562</text:p>
          </table:table-cell>
          <table:table-cell office:value-type="float" office:value="0.4874841119130609">
            <text:p>0.4874841119130609</text:p>
          </table:table-cell>
          <table:table-cell office:value-type="float" office:value="0.5093956398343138">
            <text:p>0.5093956398343138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295904620972246">
            <text:p>0.3295904620972246</text:p>
          </table:table-cell>
          <table:table-cell office:value-type="float" office:value="0.31944985752385935">
            <text:p>0.31944985752385935</text:p>
          </table:table-cell>
          <table:table-cell office:value-type="float" office:value="0.3195154244870171">
            <text:p>0.3195154244870171</text:p>
          </table:table-cell>
          <table:table-cell office:value-type="float" office:value="0.3087043475604073">
            <text:p>0.3087043475604073</text:p>
          </table:table-cell>
          <table:table-cell office:value-type="float" office:value="0.30307285035996223">
            <text:p>0.30307285035996223</text:p>
          </table:table-cell>
          <table:table-cell office:value-type="float" office:value="0.29527527380937196">
            <text:p>0.29527527380937196</text:p>
          </table:table-cell>
          <table:table-cell office:value-type="float" office:value="0.3089531600356146">
            <text:p>0.3089531600356146</text:p>
          </table:table-cell>
          <table:table-cell office:value-type="float" office:value="0.35195860460101397">
            <text:p>0.35195860460101397</text:p>
          </table:table-cell>
          <table:table-cell office:value-type="float" office:value="0.398088646418626">
            <text:p>0.398088646418626</text:p>
          </table:table-cell>
          <table:table-cell office:value-type="float" office:value="0.42171860070020567">
            <text:p>0.42171860070020567</text:p>
          </table:table-cell>
          <table:table-cell office:value-type="float" office:value="0.43762579157413545">
            <text:p>0.43762579157413545</text:p>
          </table:table-cell>
          <table:table-cell office:value-type="float" office:value="0.44490061486410637">
            <text:p>0.44490061486410637</text:p>
          </table:table-cell>
          <table:table-cell office:value-type="float" office:value="0.44768973234070514">
            <text:p>0.44768973234070514</text:p>
          </table:table-cell>
          <table:table-cell office:value-type="float" office:value="0.44595223402578377">
            <text:p>0.44595223402578377</text:p>
          </table:table-cell>
          <table:table-cell office:value-type="float" office:value="0.44043173115941775">
            <text:p>0.44043173115941775</text:p>
          </table:table-cell>
          <table:table-cell office:value-type="float" office:value="0.4367537576563021">
            <text:p>0.4367537576563021</text:p>
          </table:table-cell>
          <table:table-cell office:value-type="float" office:value="0.43832285866031256">
            <text:p>0.43832285866031256</text:p>
          </table:table-cell>
          <table:table-cell office:value-type="float" office:value="0.4522600001861492">
            <text:p>0.4522600001861492</text:p>
          </table:table-cell>
          <table:table-cell office:value-type="float" office:value="0.46620400091257114">
            <text:p>0.46620400091257114</text:p>
          </table:table-cell>
          <table:table-cell office:value-type="float" office:value="0.46707208941490047">
            <text:p>0.46707208941490047</text:p>
          </table:table-cell>
          <table:table-cell office:value-type="float" office:value="0.45870218519317335">
            <text:p>0.45870218519317335</text:p>
          </table:table-cell>
          <table:table-cell office:value-type="float" office:value="0.440521498393175">
            <text:p>0.440521498393175</text:p>
          </table:table-cell>
          <table:table-cell office:value-type="float" office:value="0.41024716365351244">
            <text:p>0.41024716365351244</text:p>
          </table:table-cell>
          <table:table-cell office:value-type="float" office:value="0.3670341561170141">
            <text:p>0.367034156117014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77566938254418">
            <text:p>0.477566938254418</text:p>
          </table:table-cell>
          <table:table-cell office:value-type="float" office:value="0.4628734988650151">
            <text:p>0.4628734988650151</text:p>
          </table:table-cell>
          <table:table-cell office:value-type="float" office:value="0.46296850347663704">
            <text:p>0.46296850347663704</text:p>
          </table:table-cell>
          <table:table-cell office:value-type="float" office:value="0.4473035692603342">
            <text:p>0.4473035692603342</text:p>
          </table:table-cell>
          <table:table-cell office:value-type="float" office:value="0.4391436945519105">
            <text:p>0.4391436945519105</text:p>
          </table:table-cell>
          <table:table-cell office:value-type="float" office:value="0.427845234228227">
            <text:p>0.427845234228227</text:p>
          </table:table-cell>
          <table:table-cell office:value-type="float" office:value="0.44766409125853845">
            <text:p>0.44766409125853845</text:p>
          </table:table-cell>
          <table:table-cell office:value-type="float" office:value="0.5099777224197144">
            <text:p>0.5099777224197144</text:p>
          </table:table-cell>
          <table:table-cell office:value-type="float" office:value="0.5768188035972595">
            <text:p>0.5768188035972595</text:p>
          </table:table-cell>
          <table:table-cell office:value-type="float" office:value="0.611057916117503">
            <text:p>0.611057916117503</text:p>
          </table:table-cell>
          <table:table-cell office:value-type="float" office:value="0.6341069703697166">
            <text:p>0.6341069703697166</text:p>
          </table:table-cell>
          <table:table-cell office:value-type="float" office:value="0.6446479765105693">
            <text:p>0.6446479765105693</text:p>
          </table:table-cell>
          <table:table-cell office:value-type="float" office:value="0.6486893261456763">
            <text:p>0.6486893261456763</text:p>
          </table:table-cell>
          <table:table-cell office:value-type="float" office:value="0.646171741913416">
            <text:p>0.646171741913416</text:p>
          </table:table-cell>
          <table:table-cell office:value-type="float" office:value="0.6381726947482166">
            <text:p>0.6381726947482166</text:p>
          </table:table-cell>
          <table:table-cell office:value-type="float" office:value="0.6328434187318935">
            <text:p>0.6328434187318935</text:p>
          </table:table-cell>
          <table:table-cell office:value-type="float" office:value="0.635117000186677">
            <text:p>0.635117000186677</text:p>
          </table:table-cell>
          <table:table-cell office:value-type="float" office:value="0.6553115105622483">
            <text:p>0.6553115105622483</text:p>
          </table:table-cell>
          <table:table-cell office:value-type="float" office:value="0.675515959718822">
            <text:p>0.675515959718822</text:p>
          </table:table-cell>
          <table:table-cell office:value-type="float" office:value="0.6767737945649908">
            <text:p>0.6767737945649908</text:p>
          </table:table-cell>
          <table:table-cell office:value-type="float" office:value="0.6646460481878126">
            <text:p>0.6646460481878126</text:p>
          </table:table-cell>
          <table:table-cell office:value-type="float" office:value="0.6383027648440212">
            <text:p>0.6383027648440212</text:p>
          </table:table-cell>
          <table:table-cell office:value-type="float" office:value="0.594436139404342">
            <text:p>0.594436139404342</text:p>
          </table:table-cell>
          <table:table-cell office:value-type="float" office:value="0.5318217555697669">
            <text:p>0.531821755569766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1739401226954455">
            <text:p>0.21739401226954455</text:p>
          </table:table-cell>
          <table:table-cell office:value-type="float" office:value="0.21070538814791478">
            <text:p>0.21070538814791478</text:p>
          </table:table-cell>
          <table:table-cell office:value-type="float" office:value="0.2107486353496163">
            <text:p>0.2107486353496163</text:p>
          </table:table-cell>
          <table:table-cell office:value-type="float" office:value="0.20361777550896587">
            <text:p>0.20361777550896587</text:p>
          </table:table-cell>
          <table:table-cell office:value-type="float" office:value="0.1999033058495614">
            <text:p>0.1999033058495614</text:p>
          </table:table-cell>
          <table:table-cell office:value-type="float" office:value="0.1947601155960404">
            <text:p>0.1947601155960404</text:p>
          </table:table-cell>
          <table:table-cell office:value-type="float" office:value="0.20378188930626503">
            <text:p>0.20378188930626503</text:p>
          </table:table-cell>
          <table:table-cell office:value-type="float" office:value="0.2321477773359678">
            <text:p>0.2321477773359678</text:p>
          </table:table-cell>
          <table:table-cell office:value-type="float" office:value="0.26257461315239355">
            <text:p>0.26257461315239355</text:p>
          </table:table-cell>
          <table:table-cell office:value-type="float" office:value="0.27816065450301786">
            <text:p>0.27816065450301786</text:p>
          </table:table-cell>
          <table:table-cell office:value-type="float" office:value="0.2886528514738174">
            <text:p>0.2886528514738174</text:p>
          </table:table-cell>
          <table:table-cell office:value-type="float" office:value="0.293451239793356">
            <text:p>0.293451239793356</text:p>
          </table:table-cell>
          <table:table-cell office:value-type="float" office:value="0.2952909090455266">
            <text:p>0.2952909090455266</text:p>
          </table:table-cell>
          <table:table-cell office:value-type="float" office:value="0.2941448754874288">
            <text:p>0.2941448754874288</text:p>
          </table:table-cell>
          <table:table-cell office:value-type="float" office:value="0.2905036163920399">
            <text:p>0.2905036163920399</text:p>
          </table:table-cell>
          <table:table-cell office:value-type="float" office:value="0.2880776681052611">
            <text:p>0.2880776681052611</text:p>
          </table:table-cell>
          <table:table-cell office:value-type="float" office:value="0.28911262876749605">
            <text:p>0.28911262876749605</text:p>
          </table:table-cell>
          <table:table-cell office:value-type="float" office:value="0.29830540423979046">
            <text:p>0.29830540423979046</text:p>
          </table:table-cell>
          <table:table-cell office:value-type="float" office:value="0.30750270396053403">
            <text:p>0.30750270396053403</text:p>
          </table:table-cell>
          <table:table-cell office:value-type="float" office:value="0.30807528497918796">
            <text:p>0.30807528497918796</text:p>
          </table:table-cell>
          <table:table-cell office:value-type="float" office:value="0.30255459409057917">
            <text:p>0.30255459409057917</text:p>
          </table:table-cell>
          <table:table-cell office:value-type="float" office:value="0.2905628258090621">
            <text:p>0.2905628258090621</text:p>
          </table:table-cell>
          <table:table-cell office:value-type="float" office:value="0.27059422885401724">
            <text:p>0.27059422885401724</text:p>
          </table:table-cell>
          <table:table-cell office:value-type="float" office:value="0.24209143471726818">
            <text:p>0.2420914347172681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162909650194417">
            <text:p>0.4162909650194417</text:p>
          </table:table-cell>
          <table:table-cell office:value-type="float" office:value="0.4034828211281846">
            <text:p>0.4034828211281846</text:p>
          </table:table-cell>
          <table:table-cell office:value-type="float" office:value="0.4035656358255299">
            <text:p>0.4035656358255299</text:p>
          </table:table-cell>
          <table:table-cell office:value-type="float" office:value="0.3899106483054417">
            <text:p>0.3899106483054417</text:p>
          </table:table-cell>
          <table:table-cell office:value-type="float" office:value="0.3827977561751276">
            <text:p>0.3827977561751276</text:p>
          </table:table-cell>
          <table:table-cell office:value-type="float" office:value="0.3729489861397242">
            <text:p>0.3729489861397242</text:p>
          </table:table-cell>
          <table:table-cell office:value-type="float" office:value="0.3902249122096636">
            <text:p>0.3902249122096636</text:p>
          </table:table-cell>
          <table:table-cell office:value-type="float" office:value="0.4445431649445974">
            <text:p>0.4445431649445974</text:p>
          </table:table-cell>
          <table:table-cell office:value-type="float" office:value="0.5028079566574595">
            <text:p>0.5028079566574595</text:p>
          </table:table-cell>
          <table:table-cell office:value-type="float" office:value="0.532653894578873">
            <text:p>0.532653894578873</text:p>
          </table:table-cell>
          <table:table-cell office:value-type="float" office:value="0.552745555598187">
            <text:p>0.552745555598187</text:p>
          </table:table-cell>
          <table:table-cell office:value-type="float" office:value="0.5619340593809038">
            <text:p>0.5619340593809038</text:p>
          </table:table-cell>
          <table:table-cell office:value-type="float" office:value="0.5654568688654319">
            <text:p>0.5654568688654319</text:p>
          </table:table-cell>
          <table:table-cell office:value-type="float" office:value="0.5632623124889045">
            <text:p>0.5632623124889045</text:p>
          </table:table-cell>
          <table:table-cell office:value-type="float" office:value="0.5562896123354809">
            <text:p>0.5562896123354809</text:p>
          </table:table-cell>
          <table:table-cell office:value-type="float" office:value="0.5516441285760736">
            <text:p>0.5516441285760736</text:p>
          </table:table-cell>
          <table:table-cell office:value-type="float" office:value="0.5536259898441963">
            <text:p>0.5536259898441963</text:p>
          </table:table-cell>
          <table:table-cell office:value-type="float" office:value="0.5712293696825697">
            <text:p>0.5712293696825697</text:p>
          </table:table-cell>
          <table:table-cell office:value-type="float" office:value="0.5888414130702878">
            <text:p>0.5888414130702878</text:p>
          </table:table-cell>
          <table:table-cell office:value-type="float" office:value="0.589937856814615">
            <text:p>0.589937856814615</text:p>
          </table:table-cell>
          <table:table-cell office:value-type="float" office:value="0.579366205306828">
            <text:p>0.579366205306828</text:p>
          </table:table-cell>
          <table:table-cell office:value-type="float" office:value="0.5564029933117699">
            <text:p>0.5564029933117699</text:p>
          </table:table-cell>
          <table:table-cell office:value-type="float" office:value="0.5181648357391814">
            <text:p>0.5181648357391814</text:p>
          </table:table-cell>
          <table:table-cell office:value-type="float" office:value="0.46358441950294255">
            <text:p>0.4635844195029425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05998461253127">
            <text:p>0.7505998461253127</text:p>
          </table:table-cell>
          <table:table-cell office:value-type="float" office:value="0.7305702942255488">
            <text:p>0.7305702942255488</text:p>
          </table:table-cell>
          <table:table-cell office:value-type="float" office:value="0.6522468135770159">
            <text:p>0.6522468135770159</text:p>
          </table:table-cell>
          <table:table-cell office:value-type="float" office:value="0.6274614860126667">
            <text:p>0.6274614860126667</text:p>
          </table:table-cell>
          <table:table-cell office:value-type="float" office:value="0.5697659657743648">
            <text:p>0.5697659657743648</text:p>
          </table:table-cell>
          <table:table-cell office:value-type="float" office:value="0.5779278126036673">
            <text:p>0.5779278126036673</text:p>
          </table:table-cell>
          <table:table-cell office:value-type="float" office:value="0.6522408995564503">
            <text:p>0.6522408995564503</text:p>
          </table:table-cell>
          <table:table-cell office:value-type="float" office:value="0.44674576948033057">
            <text:p>0.44674576948033057</text:p>
          </table:table-cell>
          <table:table-cell office:value-type="float" office:value="0.48902976041206636">
            <text:p>0.48902976041206636</text:p>
          </table:table-cell>
          <table:table-cell office:value-type="float" office:value="0.5323889354716358">
            <text:p>0.5323889354716358</text:p>
          </table:table-cell>
          <table:table-cell office:value-type="float" office:value="0.5207587097436942">
            <text:p>0.5207587097436942</text:p>
          </table:table-cell>
          <table:table-cell office:value-type="float" office:value="0.526011584400829">
            <text:p>0.526011584400829</text:p>
          </table:table-cell>
          <table:table-cell office:value-type="float" office:value="0.5397225611508446">
            <text:p>0.5397225611508446</text:p>
          </table:table-cell>
          <table:table-cell office:value-type="float" office:value="0.5405585759257329">
            <text:p>0.5405585759257329</text:p>
          </table:table-cell>
          <table:table-cell office:value-type="float" office:value="0.528844894360227">
            <text:p>0.528844894360227</text:p>
          </table:table-cell>
          <table:table-cell office:value-type="float" office:value="0.5360807594137181">
            <text:p>0.5360807594137181</text:p>
          </table:table-cell>
          <table:table-cell office:value-type="float" office:value="0.5436924804705958">
            <text:p>0.5436924804705958</text:p>
          </table:table-cell>
          <table:table-cell office:value-type="float" office:value="0.5868309736520724">
            <text:p>0.5868309736520724</text:p>
          </table:table-cell>
          <table:table-cell office:value-type="float" office:value="0.5654191872011427">
            <text:p>0.5654191872011427</text:p>
          </table:table-cell>
          <table:table-cell office:value-type="float" office:value="0.5632154843721738">
            <text:p>0.5632154843721738</text:p>
          </table:table-cell>
          <table:table-cell office:value-type="float" office:value="0.5718448679671589">
            <text:p>0.5718448679671589</text:p>
          </table:table-cell>
          <table:table-cell office:value-type="float" office:value="0.5482318882327284">
            <text:p>0.5482318882327284</text:p>
          </table:table-cell>
          <table:table-cell office:value-type="float" office:value="0.7466109769293092">
            <text:p>0.7466109769293092</text:p>
          </table:table-cell>
          <table:table-cell office:value-type="float" office:value="0.7412276149331443">
            <text:p>0.741227614933144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7539515727758176">
            <text:p>0.7539515727758176</text:p>
          </table:table-cell>
          <table:table-cell office:value-type="float" office:value="0.7307545278178494">
            <text:p>0.7307545278178494</text:p>
          </table:table-cell>
          <table:table-cell office:value-type="float" office:value="0.730904514909954">
            <text:p>0.730904514909954</text:p>
          </table:table-cell>
          <table:table-cell office:value-type="float" office:value="0.70617373720373">
            <text:p>0.70617373720373</text:p>
          </table:table-cell>
          <table:table-cell office:value-type="float" office:value="0.6932914585590724">
            <text:p>0.6932914585590724</text:p>
          </table:table-cell>
          <table:table-cell office:value-type="float" office:value="0.675454185396649">
            <text:p>0.675454185396649</text:p>
          </table:table-cell>
          <table:table-cell office:value-type="float" office:value="0.7067429058496167">
            <text:p>0.7067429058496167</text:p>
          </table:table-cell>
          <table:table-cell office:value-type="float" office:value="0.8051196075347585">
            <text:p>0.8051196075347585</text:p>
          </table:table-cell>
          <table:table-cell office:value-type="float" office:value="0.910643952381676">
            <text:p>0.910643952381676</text:p>
          </table:table-cell>
          <table:table-cell office:value-type="float" office:value="0.9646984328476872">
            <text:p>0.9646984328476872</text:p>
          </table:table-cell>
          <table:table-cell office:value-type="float" office:value="1.0010867782552857">
            <text:p>1.0010867782552857</text:p>
          </table:table-cell>
          <table:table-cell office:value-type="float" office:value="1.0177282320954208">
            <text:p>1.0177282320954208</text:p>
          </table:table-cell>
          <table:table-cell office:value-type="float" office:value="1.0241084516404826">
            <text:p>1.0241084516404826</text:p>
          </table:table-cell>
          <table:table-cell office:value-type="float" office:value="1.0201338536533457">
            <text:p>1.0201338536533457</text:p>
          </table:table-cell>
          <table:table-cell office:value-type="float" office:value="1.0075054790574143">
            <text:p>1.0075054790574143</text:p>
          </table:table-cell>
          <table:table-cell office:value-type="float" office:value="0.999091965238911">
            <text:p>0.999091965238911</text:p>
          </table:table-cell>
          <table:table-cell office:value-type="float" office:value="1.0026813475356289">
            <text:p>1.0026813475356289</text:p>
          </table:table-cell>
          <table:table-cell office:value-type="float" office:value="1.0345631250195386">
            <text:p>1.0345631250195386</text:p>
          </table:table-cell>
          <table:table-cell office:value-type="float" office:value="1.0664605932034685">
            <text:p>1.0664605932034685</text:p>
          </table:table-cell>
          <table:table-cell office:value-type="float" office:value="1.0684463809215807">
            <text:p>1.0684463809215807</text:p>
          </table:table-cell>
          <table:table-cell office:value-type="float" office:value="1.049299884958687">
            <text:p>1.049299884958687</text:p>
          </table:table-cell>
          <table:table-cell office:value-type="float" office:value="1.0077108252517326">
            <text:p>1.0077108252517326</text:p>
          </table:table-cell>
          <table:table-cell office:value-type="float" office:value="0.9384570545374051">
            <text:p>0.9384570545374051</text:p>
          </table:table-cell>
          <table:table-cell office:value-type="float" office:value="0.8396055441229306">
            <text:p>0.839605544122930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79296845980143">
            <text:p>0.379296845980143</text:p>
          </table:table-cell>
          <table:table-cell office:value-type="float" office:value="0.367626910792896">
            <text:p>0.367626910792896</text:p>
          </table:table-cell>
          <table:table-cell office:value-type="float" office:value="0.3677023660781246">
            <text:p>0.3677023660781246</text:p>
          </table:table-cell>
          <table:table-cell office:value-type="float" office:value="0.355260842880459">
            <text:p>0.355260842880459</text:p>
          </table:table-cell>
          <table:table-cell office:value-type="float" office:value="0.3487800451271412">
            <text:p>0.3487800451271412</text:p>
          </table:table-cell>
          <table:table-cell office:value-type="float" office:value="0.3398064960350098">
            <text:p>0.3398064960350098</text:p>
          </table:table-cell>
          <table:table-cell office:value-type="float" office:value="0.355547179403932">
            <text:p>0.355547179403932</text:p>
          </table:table-cell>
          <table:table-cell office:value-type="float" office:value="0.4050383854899209">
            <text:p>0.4050383854899209</text:p>
          </table:table-cell>
          <table:table-cell office:value-type="float" office:value="0.45812541736280044">
            <text:p>0.45812541736280044</text:p>
          </table:table-cell>
          <table:table-cell office:value-type="float" office:value="0.48531906572454897">
            <text:p>0.48531906572454897</text:p>
          </table:table-cell>
          <table:table-cell office:value-type="float" office:value="0.5036252608992914">
            <text:p>0.5036252608992914</text:p>
          </table:table-cell>
          <table:table-cell office:value-type="float" office:value="0.5119972189692887">
            <text:p>0.5119972189692887</text:p>
          </table:table-cell>
          <table:table-cell office:value-type="float" office:value="0.5152069704141895">
            <text:p>0.5152069704141895</text:p>
          </table:table-cell>
          <table:table-cell office:value-type="float" office:value="0.5132074355169958">
            <text:p>0.5132074355169958</text:p>
          </table:table-cell>
          <table:table-cell office:value-type="float" office:value="0.5068543714382806">
            <text:p>0.5068543714382806</text:p>
          </table:table-cell>
          <table:table-cell office:value-type="float" office:value="0.502621713307175">
            <text:p>0.502621713307175</text:p>
          </table:table-cell>
          <table:table-cell office:value-type="float" office:value="0.5044274544626048">
            <text:p>0.5044274544626048</text:p>
          </table:table-cell>
          <table:table-cell office:value-type="float" office:value="0.5204664920885446">
            <text:p>0.5204664920885446</text:p>
          </table:table-cell>
          <table:table-cell office:value-type="float" office:value="0.5365134233687244">
            <text:p>0.5365134233687244</text:p>
          </table:table-cell>
          <table:table-cell office:value-type="float" office:value="0.5375124305270931">
            <text:p>0.5375124305270931</text:p>
          </table:table-cell>
          <table:table-cell office:value-type="float" office:value="0.5278802395581685">
            <text:p>0.5278802395581685</text:p>
          </table:table-cell>
          <table:table-cell office:value-type="float" office:value="0.5069576766990573">
            <text:p>0.5069576766990573</text:p>
          </table:table-cell>
          <table:table-cell office:value-type="float" office:value="0.4721175918014739">
            <text:p>0.4721175918014739</text:p>
          </table:table-cell>
          <table:table-cell office:value-type="float" office:value="0.42238751963975374">
            <text:p>0.4223875196397537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4903555029222167">
            <text:p>0.4903555029222167</text:p>
          </table:table-cell>
          <table:table-cell office:value-type="float" office:value="0.4783329636043261">
            <text:p>0.4783329636043261</text:p>
          </table:table-cell>
          <table:table-cell office:value-type="float" office:value="0.3999577113385131">
            <text:p>0.3999577113385131</text:p>
          </table:table-cell>
          <table:table-cell office:value-type="float" office:value="0.38370880074503433">
            <text:p>0.38370880074503433</text:p>
          </table:table-cell>
          <table:table-cell office:value-type="float" office:value="0.3304599058151666">
            <text:p>0.3304599058151666</text:p>
          </table:table-cell>
          <table:table-cell office:value-type="float" office:value="0.3447787123303526">
            <text:p>0.3447787123303526</text:p>
          </table:table-cell>
          <table:table-cell office:value-type="float" office:value="0.40829175217404895">
            <text:p>0.40829175217404895</text:p>
          </table:table-cell>
          <table:table-cell office:value-type="float" office:value="0.16883956034358216">
            <text:p>0.16883956034358216</text:p>
          </table:table-cell>
          <table:table-cell office:value-type="float" office:value="0.17469931023883242">
            <text:p>0.17469931023883242</text:p>
          </table:table-cell>
          <table:table-cell office:value-type="float" office:value="0.19940029387866734">
            <text:p>0.19940029387866734</text:p>
          </table:table-cell>
          <table:table-cell office:value-type="float" office:value="0.17520976402405192">
            <text:p>0.17520976402405192</text:p>
          </table:table-cell>
          <table:table-cell office:value-type="float" office:value="0.17471844451679838">
            <text:p>0.17471844451679838</text:p>
          </table:table-cell>
          <table:table-cell office:value-type="float" office:value="0.18622713652472717">
            <text:p>0.18622713652472717</text:p>
          </table:table-cell>
          <table:table-cell office:value-type="float" office:value="0.1884350784631205">
            <text:p>0.1884350784631205</text:p>
          </table:table-cell>
          <table:table-cell office:value-type="float" office:value="0.18108038117606332">
            <text:p>0.18108038117606332</text:p>
          </table:table-cell>
          <table:table-cell office:value-type="float" office:value="0.19122037091977234">
            <text:p>0.19122037091977234</text:p>
          </table:table-cell>
          <table:table-cell office:value-type="float" office:value="0.19759313118388294">
            <text:p>0.19759313118388294</text:p>
          </table:table-cell>
          <table:table-cell office:value-type="float" office:value="0.22972686949642124">
            <text:p>0.22972686949642124</text:p>
          </table:table-cell>
          <table:table-cell office:value-type="float" office:value="0.19730491215771628">
            <text:p>0.19730491215771628</text:p>
          </table:table-cell>
          <table:table-cell office:value-type="float" office:value="0.19441576739971572">
            <text:p>0.19441576739971572</text:p>
          </table:table-cell>
          <table:table-cell office:value-type="float" office:value="0.20965402011365408">
            <text:p>0.20965402011365408</text:p>
          </table:table-cell>
          <table:table-cell office:value-type="float" office:value="0.20039649491859468">
            <text:p>0.20039649491859468</text:p>
          </table:table-cell>
          <table:table-cell office:value-type="float" office:value="0.4226801720856692">
            <text:p>0.4226801720856692</text:p>
          </table:table-cell>
          <table:table-cell office:value-type="float" office:value="0.4514177633859276">
            <text:p>0.451417763385927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71177721101848">
            <text:p>0.6071177721101848</text:p>
          </table:table-cell>
          <table:table-cell office:value-type="float" office:value="0.5884384049426491">
            <text:p>0.5884384049426491</text:p>
          </table:table-cell>
          <table:table-cell office:value-type="float" office:value="0.5885591817040365">
            <text:p>0.5885591817040365</text:p>
          </table:table-cell>
          <table:table-cell office:value-type="float" office:value="0.5686447797640337">
            <text:p>0.5686447797640337</text:p>
          </table:table-cell>
          <table:table-cell office:value-type="float" office:value="0.5582713544767139">
            <text:p>0.5582713544767139</text:p>
          </table:table-cell>
          <table:table-cell office:value-type="float" office:value="0.5439079312358539">
            <text:p>0.5439079312358539</text:p>
          </table:table-cell>
          <table:table-cell office:value-type="float" office:value="0.5691031015087237">
            <text:p>0.5691031015087237</text:p>
          </table:table-cell>
          <table:table-cell office:value-type="float" office:value="0.6483207145640785">
            <text:p>0.6483207145640785</text:p>
          </table:table-cell>
          <table:table-cell office:value-type="float" office:value="0.733293950856931">
            <text:p>0.733293950856931</text:p>
          </table:table-cell>
          <table:table-cell office:value-type="float" office:value="0.7768211970861211">
            <text:p>0.7768211970861211</text:p>
          </table:table-cell>
          <table:table-cell office:value-type="float" office:value="0.8061228286395935">
            <text:p>0.8061228286395935</text:p>
          </table:table-cell>
          <table:table-cell office:value-type="float" office:value="0.8195233211180423">
            <text:p>0.8195233211180423</text:p>
          </table:table-cell>
          <table:table-cell office:value-type="float" office:value="0.8246609782509932">
            <text:p>0.8246609782509932</text:p>
          </table:table-cell>
          <table:table-cell office:value-type="float" office:value="0.8214604423517188">
            <text:p>0.8214604423517188</text:p>
          </table:table-cell>
          <table:table-cell office:value-type="float" office:value="0.8112914727164051">
            <text:p>0.8112914727164051</text:p>
          </table:table-cell>
          <table:table-cell office:value-type="float" office:value="0.8045165100403507">
            <text:p>0.8045165100403507</text:p>
          </table:table-cell>
          <table:table-cell office:value-type="float" office:value="0.8074068518897769">
            <text:p>0.8074068518897769</text:p>
          </table:table-cell>
          <table:table-cell office:value-type="float" office:value="0.8330795799745278">
            <text:p>0.8330795799745278</text:p>
          </table:table-cell>
          <table:table-cell office:value-type="float" office:value="0.8587649429594293">
            <text:p>0.8587649429594293</text:p>
          </table:table-cell>
          <table:table-cell office:value-type="float" office:value="0.8603639939579767">
            <text:p>0.8603639939579767</text:p>
          </table:table-cell>
          <table:table-cell office:value-type="float" office:value="0.8449463220643924">
            <text:p>0.8449463220643924</text:p>
          </table:table-cell>
          <table:table-cell office:value-type="float" office:value="0.8114568272676888">
            <text:p>0.8114568272676888</text:p>
          </table:table-cell>
          <table:table-cell office:value-type="float" office:value="0.7556903874796329">
            <text:p>0.7556903874796329</text:p>
          </table:table-cell>
          <table:table-cell office:value-type="float" office:value="0.6760904357856429">
            <text:p>0.6760904357856429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8927915276064758">
            <text:p>0.8927915276064758</text:p>
          </table:table-cell>
          <table:table-cell office:value-type="float" office:value="0.8683871233328075">
            <text:p>0.8683871233328075</text:p>
          </table:table-cell>
          <table:table-cell office:value-type="float" office:value="0.7900919295366367">
            <text:p>0.7900919295366367</text:p>
          </table:table-cell>
          <table:table-cell office:value-type="float" office:value="0.7606424948951738">
            <text:p>0.7606424948951738</text:p>
          </table:table-cell>
          <table:table-cell office:value-type="float" office:value="0.7005174381615118">
            <text:p>0.7005174381615118</text:p>
          </table:table-cell>
          <table:table-cell office:value-type="float" office:value="0.7053152600910919">
            <text:p>0.7053152600910919</text:p>
          </table:table-cell>
          <table:table-cell office:value-type="float" office:value="0.7855292509390946">
            <text:p>0.7855292509390946</text:p>
          </table:table-cell>
          <table:table-cell office:value-type="float" office:value="0.5985874990059258">
            <text:p>0.5985874990059258</text:p>
          </table:table-cell>
          <table:table-cell office:value-type="float" office:value="0.6607728795928864">
            <text:p>0.6607728795928864</text:p>
          </table:table-cell>
          <table:table-cell office:value-type="float" office:value="0.7143264726317898">
            <text:p>0.7143264726317898</text:p>
          </table:table-cell>
          <table:table-cell office:value-type="float" office:value="0.7095589158160891">
            <text:p>0.7095589158160891</text:p>
          </table:table-cell>
          <table:table-cell office:value-type="float" office:value="0.7179502895350524">
            <text:p>0.7179502895350524</text:p>
          </table:table-cell>
          <table:table-cell office:value-type="float" office:value="0.7328645453524351">
            <text:p>0.7328645453524351</text:p>
          </table:table-cell>
          <table:table-cell office:value-type="float" office:value="0.7329509698467154">
            <text:p>0.7329509698467154</text:p>
          </table:table-cell>
          <table:table-cell office:value-type="float" office:value="0.7188556368820908">
            <text:p>0.7188556368820908</text:p>
          </table:table-cell>
          <table:table-cell office:value-type="float" office:value="0.724504753236838">
            <text:p>0.724504753236838</text:p>
          </table:table-cell>
          <table:table-cell office:value-type="float" office:value="0.7327934147268653">
            <text:p>0.7327934147268653</text:p>
          </table:table-cell>
          <table:table-cell office:value-type="float" office:value="0.7819446595395292">
            <text:p>0.7819446595395292</text:p>
          </table:table-cell>
          <table:table-cell office:value-type="float" office:value="0.766548583911203">
            <text:p>0.766548583911203</text:p>
          </table:table-cell>
          <table:table-cell office:value-type="float" office:value="0.7647193912031739">
            <text:p>0.7647193912031739</text:p>
          </table:table-cell>
          <table:table-cell office:value-type="float" office:value="0.7697378367038035">
            <text:p>0.7697378367038035</text:p>
          </table:table-cell>
          <table:table-cell office:value-type="float" office:value="0.7382813580703914">
            <text:p>0.7382813580703914</text:p>
          </table:table-cell>
          <table:table-cell office:value-type="float" office:value="0.9235995149215401">
            <text:p>0.9235995149215401</text:p>
          </table:table-cell>
          <table:table-cell office:value-type="float" office:value="0.899573228113854">
            <text:p>0.89957322811385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3124895260472617">
            <text:p>0.23124895260472617</text:p>
          </table:table-cell>
          <table:table-cell office:value-type="float" office:value="0.2241340495476171">
            <text:p>0.2241340495476171</text:p>
          </table:table-cell>
          <table:table-cell office:value-type="float" office:value="0.22418005297702243">
            <text:p>0.22418005297702243</text:p>
          </table:table-cell>
          <table:table-cell office:value-type="float" office:value="0.21659472966426804">
            <text:p>0.21659472966426804</text:p>
          </table:table-cell>
          <table:table-cell office:value-type="float" office:value="0.2126435296783439">
            <text:p>0.2126435296783439</text:p>
          </table:table-cell>
          <table:table-cell office:value-type="float" office:value="0.20717255397502632">
            <text:p>0.20717255397502632</text:p>
          </table:table-cell>
          <table:table-cell office:value-type="float" office:value="0.2167693027508816">
            <text:p>0.2167693027508816</text:p>
          </table:table-cell>
          <table:table-cell office:value-type="float" office:value="0.24694300361822">
            <text:p>0.24694300361822</text:p>
          </table:table-cell>
          <table:table-cell office:value-type="float" office:value="0.27930900045579876">
            <text:p>0.27930900045579876</text:p>
          </table:table-cell>
          <table:table-cell office:value-type="float" office:value="0.29588837032876836">
            <text:p>0.29588837032876836</text:p>
          </table:table-cell>
          <table:table-cell office:value-type="float" office:value="0.30704925527996674">
            <text:p>0.30704925527996674</text:p>
          </table:table-cell>
          <table:table-cell office:value-type="float" office:value="0.3121534541560076">
            <text:p>0.3121534541560076</text:p>
          </table:table-cell>
          <table:table-cell office:value-type="float" office:value="0.31411036908325146">
            <text:p>0.31411036908325146</text:p>
          </table:table-cell>
          <table:table-cell office:value-type="float" office:value="0.3128912965927386">
            <text:p>0.3128912965927386</text:p>
          </table:table-cell>
          <table:table-cell office:value-type="float" office:value="0.30901797302149325">
            <text:p>0.30901797302149325</text:p>
          </table:table-cell>
          <table:table-cell office:value-type="float" office:value="0.3064374143642693">
            <text:p>0.3064374143642693</text:p>
          </table:table-cell>
          <table:table-cell office:value-type="float" office:value="0.30753833506870937">
            <text:p>0.30753833506870937</text:p>
          </table:table-cell>
          <table:table-cell office:value-type="float" office:value="0.3173169838792527">
            <text:p>0.3173169838792527</text:p>
          </table:table-cell>
          <table:table-cell office:value-type="float" office:value="0.32710044527733545">
            <text:p>0.32710044527733545</text:p>
          </table:table-cell>
          <table:table-cell office:value-type="float" office:value="0.32770951799034614">
            <text:p>0.32770951799034614</text:p>
          </table:table-cell>
          <table:table-cell office:value-type="float" office:value="0.32183698280725825">
            <text:p>0.32183698280725825</text:p>
          </table:table-cell>
          <table:table-cell office:value-type="float" office:value="0.30908095596903556">
            <text:p>0.30908095596903556</text:p>
          </table:table-cell>
          <table:table-cell office:value-type="float" office:value="0.2878397217573288">
            <text:p>0.2878397217573288</text:p>
          </table:table-cell>
          <table:table-cell office:value-type="float" office:value="0.2575203894922852">
            <text:p>0.257520389492285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7347242306265637">
            <text:p>0.17347242306265637</text:p>
          </table:table-cell>
          <table:table-cell office:value-type="float" office:value="0.16813514711277372">
            <text:p>0.16813514711277372</text:p>
          </table:table-cell>
          <table:table-cell office:value-type="float" office:value="0.1681696567885079">
            <text:p>0.1681696567885079</text:p>
          </table:table-cell>
          <table:table-cell office:value-type="float" office:value="0.16247949300633271">
            <text:p>0.16247949300633271</text:p>
          </table:table-cell>
          <table:table-cell office:value-type="float" office:value="0.15951548288718242">
            <text:p>0.15951548288718242</text:p>
          </table:table-cell>
          <table:table-cell office:value-type="float" office:value="0.15541140630183434">
            <text:p>0.15541140630183434</text:p>
          </table:table-cell>
          <table:table-cell office:value-type="float" office:value="0.16261044977822448">
            <text:p>0.16261044977822448</text:p>
          </table:table-cell>
          <table:table-cell office:value-type="float" office:value="0.1852453847401659">
            <text:p>0.1852453847401659</text:p>
          </table:table-cell>
          <table:table-cell office:value-type="float" office:value="0.20952488020603252">
            <text:p>0.20952488020603252</text:p>
          </table:table-cell>
          <table:table-cell office:value-type="float" office:value="0.2219619677358179">
            <text:p>0.2219619677358179</text:p>
          </table:table-cell>
          <table:table-cell office:value-type="float" office:value="0.23033435487184645">
            <text:p>0.23033435487184645</text:p>
          </table:table-cell>
          <table:table-cell office:value-type="float" office:value="0.23416329220041449">
            <text:p>0.23416329220041449</text:p>
          </table:table-cell>
          <table:table-cell office:value-type="float" office:value="0.23563128057542165">
            <text:p>0.23563128057542165</text:p>
          </table:table-cell>
          <table:table-cell office:value-type="float" office:value="0.23471678796286644">
            <text:p>0.23471678796286644</text:p>
          </table:table-cell>
          <table:table-cell office:value-type="float" office:value="0.2318111971801135">
            <text:p>0.2318111971801135</text:p>
          </table:table-cell>
          <table:table-cell office:value-type="float" office:value="0.22987537970685973">
            <text:p>0.22987537970685973</text:p>
          </table:table-cell>
          <table:table-cell office:value-type="float" office:value="0.23070124023529856">
            <text:p>0.23070124023529856</text:p>
          </table:table-cell>
          <table:table-cell office:value-type="float" office:value="0.23803673682603618">
            <text:p>0.23803673682603618</text:p>
          </table:table-cell>
          <table:table-cell office:value-type="float" office:value="0.24537584360057135">
            <text:p>0.24537584360057135</text:p>
          </table:table-cell>
          <table:table-cell office:value-type="float" office:value="0.24583274218608692">
            <text:p>0.24583274218608692</text:p>
          </table:table-cell>
          <table:table-cell office:value-type="float" office:value="0.24142743398358016">
            <text:p>0.24142743398358016</text:p>
          </table:table-cell>
          <table:table-cell office:value-type="float" office:value="0.23185844411636417">
            <text:p>0.23185844411636417</text:p>
          </table:table-cell>
          <table:table-cell office:value-type="float" office:value="0.21592423846465464">
            <text:p>0.21592423846465464</text:p>
          </table:table-cell>
          <table:table-cell office:value-type="float" office:value="0.1931800574665715">
            <text:p>0.193180057466571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783867836073814">
            <text:p>0.1783867836073814</text:p>
          </table:table-cell>
          <table:table-cell office:value-type="float" office:value="0.17390609413294028">
            <text:p>0.17390609413294028</text:p>
          </table:table-cell>
          <table:table-cell office:value-type="float" office:value="0.1481340056257525">
            <text:p>0.1481340056257525</text:p>
          </table:table-cell>
          <table:table-cell office:value-type="float" office:value="0.1422285463659592">
            <text:p>0.1422285463659592</text:p>
          </table:table-cell>
          <table:table-cell office:value-type="float" office:value="0.12442387393993931">
            <text:p>0.12442387393993931</text:p>
          </table:table-cell>
          <table:table-cell office:value-type="float" office:value="0.12872785849087034">
            <text:p>0.12872785849087034</text:p>
          </table:table-cell>
          <table:table-cell office:value-type="float" office:value="0.1503261380857738">
            <text:p>0.1503261380857738</text:p>
          </table:table-cell>
          <table:table-cell office:value-type="float" office:value="0.07381093110303606">
            <text:p>0.07381093110303606</text:p>
          </table:table-cell>
          <table:table-cell office:value-type="float" office:value="0.07813449035925825">
            <text:p>0.07813449035925825</text:p>
          </table:table-cell>
          <table:table-cell office:value-type="float" office:value="0.08748554531410192">
            <text:p>0.08748554531410192</text:p>
          </table:table-cell>
          <table:table-cell office:value-type="float" office:value="0.08035631155039309">
            <text:p>0.08035631155039309</text:p>
          </table:table-cell>
          <table:table-cell office:value-type="float" office:value="0.08057265550598702">
            <text:p>0.08057265550598702</text:p>
          </table:table-cell>
          <table:table-cell office:value-type="float" office:value="0.08450244625236089">
            <text:p>0.08450244625236089</text:p>
          </table:table-cell>
          <table:table-cell office:value-type="float" office:value="0.08513831577979235">
            <text:p>0.08513831577979235</text:p>
          </table:table-cell>
          <table:table-cell office:value-type="float" office:value="0.08243276630337494">
            <text:p>0.08243276630337494</text:p>
          </table:table-cell>
          <table:table-cell office:value-type="float" office:value="0.08557646391492732">
            <text:p>0.08557646391492732</text:p>
          </table:table-cell>
          <table:table-cell office:value-type="float" office:value="0.08775380640083055">
            <text:p>0.08775380640083055</text:p>
          </table:table-cell>
          <table:table-cell office:value-type="float" office:value="0.09904575308409033">
            <text:p>0.09904575308409033</text:p>
          </table:table-cell>
          <table:table-cell office:value-type="float" office:value="0.08910743874625376">
            <text:p>0.08910743874625376</text:p>
          </table:table-cell>
          <table:table-cell office:value-type="float" office:value="0.08820237442177709">
            <text:p>0.08820237442177709</text:p>
          </table:table-cell>
          <table:table-cell office:value-type="float" office:value="0.09277900758124269">
            <text:p>0.09277900758124269</text:p>
          </table:table-cell>
          <table:table-cell office:value-type="float" office:value="0.08878997559207769">
            <text:p>0.08878997559207769</text:p>
          </table:table-cell>
          <table:table-cell office:value-type="float" office:value="0.16032030237387826">
            <text:p>0.16032030237387826</text:p>
          </table:table-cell>
          <table:table-cell office:value-type="float" office:value="0.167526409600683">
            <text:p>0.1675264096006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0833992004365968">
            <text:p>0.10833992004365968</text:p>
          </table:table-cell>
          <table:table-cell office:value-type="float" office:value="0.1050065945533465">
            <text:p>0.1050065945533465</text:p>
          </table:table-cell>
          <table:table-cell office:value-type="float" office:value="0.10502814711740066">
            <text:p>0.10502814711740066</text:p>
          </table:table-cell>
          <table:table-cell office:value-type="float" office:value="0.1014744301731608">
            <text:p>0.1014744301731608</text:p>
          </table:table-cell>
          <table:table-cell office:value-type="float" office:value="0.09962329664053354">
            <text:p>0.09962329664053354</text:p>
          </table:table-cell>
          <table:table-cell office:value-type="float" office:value="0.09706014959237627">
            <text:p>0.09706014959237627</text:p>
          </table:table-cell>
          <table:table-cell office:value-type="float" office:value="0.10155621750249783">
            <text:p>0.10155621750249783</text:p>
          </table:table-cell>
          <table:table-cell office:value-type="float" office:value="0.11569256840297701">
            <text:p>0.11569256840297701</text:p>
          </table:table-cell>
          <table:table-cell office:value-type="float" office:value="0.13085600793435656">
            <text:p>0.13085600793435656</text:p>
          </table:table-cell>
          <table:table-cell office:value-type="float" office:value="0.13862342735909225">
            <text:p>0.13862342735909225</text:p>
          </table:table-cell>
          <table:table-cell office:value-type="float" office:value="0.14385229161819305">
            <text:p>0.14385229161819305</text:p>
          </table:table-cell>
          <table:table-cell office:value-type="float" office:value="0.14624360406258935">
            <text:p>0.14624360406258935</text:p>
          </table:table-cell>
          <table:table-cell office:value-type="float" office:value="0.14716041689292475">
            <text:p>0.14716041689292475</text:p>
          </table:table-cell>
          <table:table-cell office:value-type="float" office:value="0.14658928256058848">
            <text:p>0.14658928256058848</text:p>
          </table:table-cell>
          <table:table-cell office:value-type="float" office:value="0.14477463405608604">
            <text:p>0.14477463405608604</text:p>
          </table:table-cell>
          <table:table-cell office:value-type="float" office:value="0.1435656447160582">
            <text:p>0.1435656447160582</text:p>
          </table:table-cell>
          <table:table-cell office:value-type="float" office:value="0.14408142504608842">
            <text:p>0.14408142504608842</text:p>
          </table:table-cell>
          <table:table-cell office:value-type="float" office:value="0.14866271295393052">
            <text:p>0.14866271295393052</text:p>
          </table:table-cell>
          <table:table-cell office:value-type="float" office:value="0.15324625555457594">
            <text:p>0.15324625555457594</text:p>
          </table:table-cell>
          <table:table-cell office:value-type="float" office:value="0.1535316055563172">
            <text:p>0.1535316055563172</text:p>
          </table:table-cell>
          <table:table-cell office:value-type="float" office:value="0.15078032826393145">
            <text:p>0.15078032826393145</text:p>
          </table:table-cell>
          <table:table-cell office:value-type="float" office:value="0.14480414150865617">
            <text:p>0.14480414150865617</text:p>
          </table:table-cell>
          <table:table-cell office:value-type="float" office:value="0.1348526429604288">
            <text:p>0.1348526429604288</text:p>
          </table:table-cell>
          <table:table-cell office:value-type="float" office:value="0.12064806388505118">
            <text:p>0.1206480638850511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56975045653239">
            <text:p>0.156975045653239</text:p>
          </table:table-cell>
          <table:table-cell office:value-type="float" office:value="0.1521453492605513">
            <text:p>0.1521453492605513</text:p>
          </table:table-cell>
          <table:table-cell office:value-type="float" office:value="0.15217657703628676">
            <text:p>0.15217657703628676</text:p>
          </table:table-cell>
          <table:table-cell office:value-type="float" office:value="0.1470275527492466">
            <text:p>0.1470275527492466</text:p>
          </table:table-cell>
          <table:table-cell office:value-type="float" office:value="0.1443454225549726">
            <text:p>0.1443454225549726</text:p>
          </table:table-cell>
          <table:table-cell office:value-type="float" office:value="0.14063164720108354">
            <text:p>0.14063164720108354</text:p>
          </table:table-cell>
          <table:table-cell office:value-type="float" office:value="0.1471460554189123">
            <text:p>0.1471460554189123</text:p>
          </table:table-cell>
          <table:table-cell office:value-type="float" office:value="0.167628388496865">
            <text:p>0.167628388496865</text:p>
          </table:table-cell>
          <table:table-cell office:value-type="float" office:value="0.18959888295300925">
            <text:p>0.18959888295300925</text:p>
          </table:table-cell>
          <table:table-cell office:value-type="float" office:value="0.20085319270618623">
            <text:p>0.20085319270618623</text:p>
          </table:table-cell>
          <table:table-cell office:value-type="float" office:value="0.20842935858720454">
            <text:p>0.20842935858720454</text:p>
          </table:table-cell>
          <table:table-cell office:value-type="float" office:value="0.21189416066550443">
            <text:p>0.21189416066550443</text:p>
          </table:table-cell>
          <table:table-cell office:value-type="float" office:value="0.21322254207689545">
            <text:p>0.21322254207689545</text:p>
          </table:table-cell>
          <table:table-cell office:value-type="float" office:value="0.21239501850242024">
            <text:p>0.21239501850242024</text:p>
          </table:table-cell>
          <table:table-cell office:value-type="float" office:value="0.20976575191514643">
            <text:p>0.20976575191514643</text:p>
          </table:table-cell>
          <table:table-cell office:value-type="float" office:value="0.2080140323572154">
            <text:p>0.2080140323572154</text:p>
          </table:table-cell>
          <table:table-cell office:value-type="float" office:value="0.20876135283539937">
            <text:p>0.20876135283539937</text:p>
          </table:table-cell>
          <table:table-cell office:value-type="float" office:value="0.21539923735843045">
            <text:p>0.21539923735843045</text:p>
          </table:table-cell>
          <table:table-cell office:value-type="float" office:value="0.22204038873365717">
            <text:p>0.22204038873365717</text:p>
          </table:table-cell>
          <table:table-cell office:value-type="float" office:value="0.2224538358686775">
            <text:p>0.2224538358686775</text:p>
          </table:table-cell>
          <table:table-cell office:value-type="float" office:value="0.21846747628485275">
            <text:p>0.21846747628485275</text:p>
          </table:table-cell>
          <table:table-cell office:value-type="float" office:value="0.2098085056269119">
            <text:p>0.2098085056269119</text:p>
          </table:table-cell>
          <table:table-cell office:value-type="float" office:value="0.19538965670864958">
            <text:p>0.19538965670864958</text:p>
          </table:table-cell>
          <table:table-cell office:value-type="float" office:value="0.1748084669870416">
            <text:p>0.174808466987041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148863544080643">
            <text:p>0.07148863544080643</text:p>
          </table:table-cell>
          <table:table-cell office:value-type="float" office:value="0.06928912402630177">
            <text:p>0.06928912402630177</text:p>
          </table:table-cell>
          <table:table-cell office:value-type="float" office:value="0.06930334559295862">
            <text:p>0.06930334559295862</text:p>
          </table:table-cell>
          <table:table-cell office:value-type="float" office:value="0.06695840778070794">
            <text:p>0.06695840778070794</text:p>
          </table:table-cell>
          <table:table-cell office:value-type="float" office:value="0.06573692810624529">
            <text:p>0.06573692810624529</text:p>
          </table:table-cell>
          <table:table-cell office:value-type="float" office:value="0.06404562276992004">
            <text:p>0.06404562276992004</text:p>
          </table:table-cell>
          <table:table-cell office:value-type="float" office:value="0.06701237555702055">
            <text:p>0.06701237555702055</text:p>
          </table:table-cell>
          <table:table-cell office:value-type="float" office:value="0.07634031705430455">
            <text:p>0.07634031705430455</text:p>
          </table:table-cell>
          <table:table-cell office:value-type="float" office:value="0.08634598809643432">
            <text:p>0.08634598809643432</text:p>
          </table:table-cell>
          <table:table-cell office:value-type="float" office:value="0.09147135846173476">
            <text:p>0.09147135846173476</text:p>
          </table:table-cell>
          <table:table-cell office:value-type="float" office:value="0.09492165056678421">
            <text:p>0.09492165056678421</text:p>
          </table:table-cell>
          <table:table-cell office:value-type="float" office:value="0.09649956998460894">
            <text:p>0.09649956998460894</text:p>
          </table:table-cell>
          <table:table-cell office:value-type="float" office:value="0.09710453349361771">
            <text:p>0.09710453349361771</text:p>
          </table:table-cell>
          <table:table-cell office:value-type="float" office:value="0.09672766766193054">
            <text:p>0.09672766766193054</text:p>
          </table:table-cell>
          <table:table-cell office:value-type="float" office:value="0.0955302628148595">
            <text:p>0.0955302628148595</text:p>
          </table:table-cell>
          <table:table-cell office:value-type="float" office:value="0.09473250518178926">
            <text:p>0.09473250518178926</text:p>
          </table:table-cell>
          <table:table-cell office:value-type="float" office:value="0.09507284539956083">
            <text:p>0.09507284539956083</text:p>
          </table:table-cell>
          <table:table-cell office:value-type="float" office:value="0.09809583102629142">
            <text:p>0.09809583102629142</text:p>
          </table:table-cell>
          <table:table-cell office:value-type="float" office:value="0.10112030442329008">
            <text:p>0.10112030442329008</text:p>
          </table:table-cell>
          <table:table-cell office:value-type="float" office:value="0.10130859404210507">
            <text:p>0.10130859404210507</text:p>
          </table:table-cell>
          <table:table-cell office:value-type="float" office:value="0.09949315002781522">
            <text:p>0.09949315002781522</text:p>
          </table:table-cell>
          <table:table-cell office:value-type="float" office:value="0.09554973345429424">
            <text:p>0.09554973345429424</text:p>
          </table:table-cell>
          <table:table-cell office:value-type="float" office:value="0.0889831876093533">
            <text:p>0.0889831876093533</text:p>
          </table:table-cell>
          <table:table-cell office:value-type="float" office:value="0.07961022541129609">
            <text:p>0.07961022541129609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368353901144709">
            <text:p>0.1368353901144709</text:p>
          </table:table-cell>
          <table:table-cell office:value-type="float" office:value="0.13262533629809548">
            <text:p>0.13262533629809548</text:p>
          </table:table-cell>
          <table:table-cell office:value-type="float" office:value="0.13265255759850983">
            <text:p>0.13265255759850983</text:p>
          </table:table-cell>
          <table:table-cell office:value-type="float" office:value="0.1281641451626737">
            <text:p>0.1281641451626737</text:p>
          </table:table-cell>
          <table:table-cell office:value-type="float" office:value="0.1258261281234425">
            <text:p>0.1258261281234425</text:p>
          </table:table-cell>
          <table:table-cell office:value-type="float" office:value="0.12258882440276397">
            <text:p>0.12258882440276397</text:p>
          </table:table-cell>
          <table:table-cell office:value-type="float" office:value="0.12826744412312832">
            <text:p>0.12826744412312832</text:p>
          </table:table-cell>
          <table:table-cell office:value-type="float" office:value="0.14612192555049744">
            <text:p>0.14612192555049744</text:p>
          </table:table-cell>
          <table:table-cell office:value-type="float" office:value="0.16527363955321447">
            <text:p>0.16527363955321447</text:p>
          </table:table-cell>
          <table:table-cell office:value-type="float" office:value="0.17508403877390988">
            <text:p>0.17508403877390988</text:p>
          </table:table-cell>
          <table:table-cell office:value-type="float" office:value="0.1816881942916665">
            <text:p>0.1816881942916665</text:p>
          </table:table-cell>
          <table:table-cell office:value-type="float" office:value="0.18470846762288812">
            <text:p>0.18470846762288812</text:p>
          </table:table-cell>
          <table:table-cell office:value-type="float" office:value="0.18586641975401708">
            <text:p>0.18586641975401708</text:p>
          </table:table-cell>
          <table:table-cell office:value-type="float" office:value="0.18514506617408494">
            <text:p>0.18514506617408494</text:p>
          </table:table-cell>
          <table:table-cell office:value-type="float" office:value="0.18285313042284773">
            <text:p>0.18285313042284773</text:p>
          </table:table-cell>
          <table:table-cell office:value-type="float" office:value="0.18132615377453354">
            <text:p>0.18132615377453354</text:p>
          </table:table-cell>
          <table:table-cell office:value-type="float" office:value="0.18197759419136675">
            <text:p>0.18197759419136675</text:p>
          </table:table-cell>
          <table:table-cell office:value-type="float" office:value="0.18776384839797577">
            <text:p>0.18776384839797577</text:p>
          </table:table-cell>
          <table:table-cell office:value-type="float" office:value="0.19355295032469907">
            <text:p>0.19355295032469907</text:p>
          </table:table-cell>
          <table:table-cell office:value-type="float" office:value="0.1939133528318411">
            <text:p>0.1939133528318411</text:p>
          </table:table-cell>
          <table:table-cell office:value-type="float" office:value="0.19043843701627816">
            <text:p>0.19043843701627816</text:p>
          </table:table-cell>
          <table:table-cell office:value-type="float" office:value="0.1828903988995285">
            <text:p>0.1828903988995285</text:p>
          </table:table-cell>
          <table:table-cell office:value-type="float" office:value="0.17032146599352702">
            <text:p>0.17032146599352702</text:p>
          </table:table-cell>
          <table:table-cell office:value-type="float" office:value="0.15238081107696697">
            <text:p>0.15238081107696697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4674927012394451">
            <text:p>0.24674927012394451</text:p>
          </table:table-cell>
          <table:table-cell office:value-type="float" office:value="0.24016483323964577">
            <text:p>0.24016483323964577</text:p>
          </table:table-cell>
          <table:table-cell office:value-type="float" office:value="0.2144170772504104">
            <text:p>0.2144170772504104</text:p>
          </table:table-cell>
          <table:table-cell office:value-type="float" office:value="0.20626924519601225">
            <text:p>0.20626924519601225</text:p>
          </table:table-cell>
          <table:table-cell office:value-type="float" office:value="0.18730264457424076">
            <text:p>0.18730264457424076</text:p>
          </table:table-cell>
          <table:table-cell office:value-type="float" office:value="0.18998573831372123">
            <text:p>0.18998573831372123</text:p>
          </table:table-cell>
          <table:table-cell office:value-type="float" office:value="0.21441513309832225">
            <text:p>0.21441513309832225</text:p>
          </table:table-cell>
          <table:table-cell office:value-type="float" office:value="0.14686146435983705">
            <text:p>0.14686146435983705</text:p>
          </table:table-cell>
          <table:table-cell office:value-type="float" office:value="0.16076173885921538">
            <text:p>0.16076173885921538</text:p>
          </table:table-cell>
          <table:table-cell office:value-type="float" office:value="0.1750154652013588">
            <text:p>0.1750154652013588</text:p>
          </table:table-cell>
          <table:table-cell office:value-type="float" office:value="0.17119219009071257">
            <text:p>0.17119219009071257</text:p>
          </table:table-cell>
          <table:table-cell office:value-type="float" office:value="0.17291899964761667">
            <text:p>0.17291899964761667</text:p>
          </table:table-cell>
          <table:table-cell office:value-type="float" office:value="0.1774262927455535">
            <text:p>0.1774262927455535</text:p>
          </table:table-cell>
          <table:table-cell office:value-type="float" office:value="0.17770112098670082">
            <text:p>0.17770112098670082</text:p>
          </table:table-cell>
          <table:table-cell office:value-type="float" office:value="0.173850410929041">
            <text:p>0.173850410929041</text:p>
          </table:table-cell>
          <table:table-cell office:value-type="float" office:value="0.17622910102587738">
            <text:p>0.17622910102587738</text:p>
          </table:table-cell>
          <table:table-cell office:value-type="float" office:value="0.1787313485614531">
            <text:p>0.1787313485614531</text:p>
          </table:table-cell>
          <table:table-cell office:value-type="float" office:value="0.19291252880246101">
            <text:p>0.19291252880246101</text:p>
          </table:table-cell>
          <table:table-cell office:value-type="float" office:value="0.18587370151507235">
            <text:p>0.18587370151507235</text:p>
          </table:table-cell>
          <table:table-cell office:value-type="float" office:value="0.18514926482963318">
            <text:p>0.18514926482963318</text:p>
          </table:table-cell>
          <table:table-cell office:value-type="float" office:value="0.1879860547845931">
            <text:p>0.1879860547845931</text:p>
          </table:table-cell>
          <table:table-cell office:value-type="float" office:value="0.18022361578996837">
            <text:p>0.18022361578996837</text:p>
          </table:table-cell>
          <table:table-cell office:value-type="float" office:value="0.24543798479952694">
            <text:p>0.24543798479952694</text:p>
          </table:table-cell>
          <table:table-cell office:value-type="float" office:value="0.24366827934298657">
            <text:p>0.2436682793429865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4781774723236566">
            <text:p>0.24781774723236566</text:p>
          </table:table-cell>
          <table:table-cell office:value-type="float" office:value="0.24019306730396267">
            <text:p>0.24019306730396267</text:p>
          </table:table-cell>
          <table:table-cell office:value-type="float" office:value="0.24024236684072578">
            <text:p>0.24024236684072578</text:p>
          </table:table-cell>
          <table:table-cell office:value-type="float" office:value="0.23211356143761944">
            <text:p>0.23211356143761944</text:p>
          </table:table-cell>
          <table:table-cell office:value-type="float" office:value="0.22787926126740402">
            <text:p>0.22787926126740402</text:p>
          </table:table-cell>
          <table:table-cell office:value-type="float" office:value="0.22201629471690562">
            <text:p>0.22201629471690562</text:p>
          </table:table-cell>
          <table:table-cell office:value-type="float" office:value="0.23230064254032162">
            <text:p>0.23230064254032162</text:p>
          </table:table-cell>
          <table:table-cell office:value-type="float" office:value="0.2646362639145227">
            <text:p>0.2646362639145227</text:p>
          </table:table-cell>
          <table:table-cell office:value-type="float" office:value="0.29932125743719024">
            <text:p>0.29932125743719024</text:p>
          </table:table-cell>
          <table:table-cell office:value-type="float" office:value="0.31708852533688325">
            <text:p>0.31708852533688325</text:p>
          </table:table-cell>
          <table:table-cell office:value-type="float" office:value="0.32904907838835334">
            <text:p>0.32904907838835334</text:p>
          </table:table-cell>
          <table:table-cell office:value-type="float" office:value="0.33451898885773595">
            <text:p>0.33451898885773595</text:p>
          </table:table-cell>
          <table:table-cell office:value-type="float" office:value="0.33661611510774586">
            <text:p>0.33661611510774586</text:p>
          </table:table-cell>
          <table:table-cell office:value-type="float" office:value="0.33530969708980846">
            <text:p>0.33530969708980846</text:p>
          </table:table-cell>
          <table:table-cell office:value-type="float" office:value="0.3311588531144488">
            <text:p>0.3311588531144488</text:p>
          </table:table-cell>
          <table:table-cell office:value-type="float" office:value="0.3283933995812278">
            <text:p>0.3283933995812278</text:p>
          </table:table-cell>
          <table:table-cell office:value-type="float" office:value="0.32957320033613974">
            <text:p>0.32957320033613974</text:p>
          </table:table-cell>
          <table:table-cell office:value-type="float" office:value="0.3400524811800511">
            <text:p>0.3400524811800511</text:p>
          </table:table-cell>
          <table:table-cell office:value-type="float" office:value="0.3505369194293865">
            <text:p>0.3505369194293865</text:p>
          </table:table-cell>
          <table:table-cell office:value-type="float" office:value="0.35118963169440953">
            <text:p>0.35118963169440953</text:p>
          </table:table-cell>
          <table:table-cell office:value-type="float" office:value="0.34489633426225663">
            <text:p>0.34489633426225663</text:p>
          </table:table-cell>
          <table:table-cell office:value-type="float" office:value="0.3312263487376635">
            <text:p>0.3312263487376635</text:p>
          </table:table-cell>
          <table:table-cell office:value-type="float" office:value="0.30846319780664927">
            <text:p>0.30846319780664927</text:p>
          </table:table-cell>
          <table:table-cell office:value-type="float" office:value="0.27597151066653086">
            <text:p>0.2759715106665308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2469446301663134">
            <text:p>0.12469446301663134</text:p>
          </table:table-cell>
          <table:table-cell office:value-type="float" office:value="0.12085795259732558">
            <text:p>0.12085795259732558</text:p>
          </table:table-cell>
          <table:table-cell office:value-type="float" office:value="0.12088275864665893">
            <text:p>0.12088275864665893</text:p>
          </table:table-cell>
          <table:table-cell office:value-type="float" office:value="0.11679258739771838">
            <text:p>0.11679258739771838</text:p>
          </table:table-cell>
          <table:table-cell office:value-type="float" office:value="0.11466201445904517">
            <text:p>0.11466201445904517</text:p>
          </table:table-cell>
          <table:table-cell office:value-type="float" office:value="0.11171194541086941">
            <text:p>0.11171194541086941</text:p>
          </table:table-cell>
          <table:table-cell office:value-type="float" office:value="0.11688672100155643">
            <text:p>0.11688672100155643</text:p>
          </table:table-cell>
          <table:table-cell office:value-type="float" office:value="0.13315703654027514">
            <text:p>0.13315703654027514</text:p>
          </table:table-cell>
          <table:table-cell office:value-type="float" office:value="0.15060948573064334">
            <text:p>0.15060948573064334</text:p>
          </table:table-cell>
          <table:table-cell office:value-type="float" office:value="0.1595494424317575">
            <text:p>0.1595494424317575</text:p>
          </table:table-cell>
          <table:table-cell office:value-type="float" office:value="0.16556763425534948">
            <text:p>0.16556763425534948</text:p>
          </table:table-cell>
          <table:table-cell office:value-type="float" office:value="0.16831992926386288">
            <text:p>0.16831992926386288</text:p>
          </table:table-cell>
          <table:table-cell office:value-type="float" office:value="0.1693751403395174">
            <text:p>0.1693751403395174</text:p>
          </table:table-cell>
          <table:table-cell office:value-type="float" office:value="0.16871778994778225">
            <text:p>0.16871778994778225</text:p>
          </table:table-cell>
          <table:table-cell office:value-type="float" office:value="0.16662920966508007">
            <text:p>0.16662920966508007</text:p>
          </table:table-cell>
          <table:table-cell office:value-type="float" office:value="0.16523771633107276">
            <text:p>0.16523771633107276</text:p>
          </table:table-cell>
          <table:table-cell office:value-type="float" office:value="0.16583135671092275">
            <text:p>0.16583135671092275</text:p>
          </table:table-cell>
          <table:table-cell office:value-type="float" office:value="0.17110421675514964">
            <text:p>0.17110421675514964</text:p>
          </table:table-cell>
          <table:table-cell office:value-type="float" office:value="0.17637967185121364">
            <text:p>0.17637967185121364</text:p>
          </table:table-cell>
          <table:table-cell office:value-type="float" office:value="0.17670809710041488">
            <text:p>0.17670809710041488</text:p>
          </table:table-cell>
          <table:table-cell office:value-type="float" office:value="0.17354149845011557">
            <text:p>0.17354149845011557</text:p>
          </table:table-cell>
          <table:table-cell office:value-type="float" office:value="0.16666317143975848">
            <text:p>0.16666317143975848</text:p>
          </table:table-cell>
          <table:table-cell office:value-type="float" office:value="0.15520943612980168">
            <text:p>0.15520943612980168</text:p>
          </table:table-cell>
          <table:table-cell office:value-type="float" office:value="0.13886059297514797">
            <text:p>0.1388605929751479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6116297007081123">
            <text:p>0.16116297007081123</text:p>
          </table:table-cell>
          <table:table-cell office:value-type="float" office:value="0.1572115753526571">
            <text:p>0.1572115753526571</text:p>
          </table:table-cell>
          <table:table-cell office:value-type="float" office:value="0.13145232852064787">
            <text:p>0.13145232852064787</text:p>
          </table:table-cell>
          <table:table-cell office:value-type="float" office:value="0.12611187108506458">
            <text:p>0.12611187108506458</text:p>
          </table:table-cell>
          <table:table-cell office:value-type="float" office:value="0.10861079276791724">
            <text:p>0.10861079276791724</text:p>
          </table:table-cell>
          <table:table-cell office:value-type="float" office:value="0.11331689144959681">
            <text:p>0.11331689144959681</text:p>
          </table:table-cell>
          <table:table-cell office:value-type="float" office:value="0.1341914407886703">
            <text:p>0.1341914407886703</text:p>
          </table:table-cell>
          <table:table-cell office:value-type="float" office:value="0.05549175006350027">
            <text:p>0.05549175006350027</text:p>
          </table:table-cell>
          <table:table-cell office:value-type="float" office:value="0.05741764809332302">
            <text:p>0.05741764809332302</text:p>
          </table:table-cell>
          <table:table-cell office:value-type="float" office:value="0.06553601092058345">
            <text:p>0.06553601092058345</text:p>
          </table:table-cell>
          <table:table-cell office:value-type="float" office:value="0.05758541667676836">
            <text:p>0.05758541667676836</text:p>
          </table:table-cell>
          <table:table-cell office:value-type="float" office:value="0.05742393687166599">
            <text:p>0.05742393687166599</text:p>
          </table:table-cell>
          <table:table-cell office:value-type="float" office:value="0.061206447671636154">
            <text:p>0.061206447671636154</text:p>
          </table:table-cell>
          <table:table-cell office:value-type="float" office:value="0.061932122163743976">
            <text:p>0.061932122163743976</text:p>
          </table:table-cell>
          <table:table-cell office:value-type="float" office:value="0.05951488639971119">
            <text:p>0.05951488639971119</text:p>
          </table:table-cell>
          <table:table-cell office:value-type="float" office:value="0.06284755189208341">
            <text:p>0.06284755189208341</text:p>
          </table:table-cell>
          <table:table-cell office:value-type="float" office:value="0.06494205876636679">
            <text:p>0.06494205876636679</text:p>
          </table:table-cell>
          <table:table-cell office:value-type="float" office:value="0.07550331213267877">
            <text:p>0.07550331213267877</text:p>
          </table:table-cell>
          <table:table-cell office:value-type="float" office:value="0.06484733109631706">
            <text:p>0.06484733109631706</text:p>
          </table:table-cell>
          <table:table-cell office:value-type="float" office:value="0.06389776869232824">
            <text:p>0.06389776869232824</text:p>
          </table:table-cell>
          <table:table-cell office:value-type="float" office:value="0.06890605768150575">
            <text:p>0.06890605768150575</text:p>
          </table:table-cell>
          <table:table-cell office:value-type="float" office:value="0.06586342790158103">
            <text:p>0.06586342790158103</text:p>
          </table:table-cell>
          <table:table-cell office:value-type="float" office:value="0.13892041899685517">
            <text:p>0.13892041899685517</text:p>
          </table:table-cell>
          <table:table-cell office:value-type="float" office:value="0.14836547577511142">
            <text:p>0.1483654757751114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953970771389892">
            <text:p>0.19953970771389892</text:p>
          </table:table-cell>
          <table:table-cell office:value-type="float" office:value="0.19340041211737008">
            <text:p>0.19340041211737008</text:p>
          </table:table-cell>
          <table:table-cell office:value-type="float" office:value="0.19344010747924714">
            <text:p>0.19344010747924714</text:p>
          </table:table-cell>
          <table:table-cell office:value-type="float" office:value="0.18689489644285448">
            <text:p>0.18689489644285448</text:p>
          </table:table-cell>
          <table:table-cell office:value-type="float" office:value="0.18348549163721214">
            <text:p>0.18348549163721214</text:p>
          </table:table-cell>
          <table:table-cell office:value-type="float" office:value="0.17876470531384292">
            <text:p>0.17876470531384292</text:p>
          </table:table-cell>
          <table:table-cell office:value-type="float" office:value="0.18704553177454117">
            <text:p>0.18704553177454117</text:p>
          </table:table-cell>
          <table:table-cell office:value-type="float" office:value="0.21308176408564097">
            <text:p>0.21308176408564097</text:p>
          </table:table-cell>
          <table:table-cell office:value-type="float" office:value="0.2410096810603771">
            <text:p>0.2410096810603771</text:p>
          </table:table-cell>
          <table:table-cell office:value-type="float" office:value="0.25531565988220534">
            <text:p>0.25531565988220534</text:p>
          </table:table-cell>
          <table:table-cell office:value-type="float" office:value="0.26494614553805623">
            <text:p>0.26494614553805623</text:p>
          </table:table-cell>
          <table:table-cell office:value-type="float" office:value="0.26935044808890823">
            <text:p>0.26935044808890823</text:p>
          </table:table-cell>
          <table:table-cell office:value-type="float" office:value="0.2710390275536143">
            <text:p>0.2710390275536143</text:p>
          </table:table-cell>
          <table:table-cell office:value-type="float" office:value="0.2699871163311026">
            <text:p>0.2699871163311026</text:p>
          </table:table-cell>
          <table:table-cell office:value-type="float" office:value="0.26664490939532165">
            <text:p>0.26664490939532165</text:p>
          </table:table-cell>
          <table:table-cell office:value-type="float" office:value="0.26441820127664295">
            <text:p>0.26441820127664295</text:p>
          </table:table-cell>
          <table:table-cell office:value-type="float" office:value="0.2653681618844883">
            <text:p>0.2653681618844883</text:p>
          </table:table-cell>
          <table:table-cell office:value-type="float" office:value="0.2738059459415159">
            <text:p>0.2738059459415159</text:p>
          </table:table-cell>
          <table:table-cell office:value-type="float" office:value="0.2822478826759964">
            <text:p>0.2822478826759964</text:p>
          </table:table-cell>
          <table:table-cell office:value-type="float" office:value="0.28277343831532664">
            <text:p>0.28277343831532664</text:p>
          </table:table-cell>
          <table:table-cell office:value-type="float" office:value="0.2777061550226928">
            <text:p>0.2777061550226928</text:p>
          </table:table-cell>
          <table:table-cell office:value-type="float" office:value="0.26669925601528327">
            <text:p>0.26669925601528327</text:p>
          </table:table-cell>
          <table:table-cell office:value-type="float" office:value="0.24837065552500834">
            <text:p>0.24837065552500834</text:p>
          </table:table-cell>
          <table:table-cell office:value-type="float" office:value="0.22220876103812331">
            <text:p>0.2222087610381233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9342586197140974">
            <text:p>0.29342586197140974</text:p>
          </table:table-cell>
          <table:table-cell office:value-type="float" office:value="0.28540508316865876">
            <text:p>0.28540508316865876</text:p>
          </table:table-cell>
          <table:table-cell office:value-type="float" office:value="0.25967249720936825">
            <text:p>0.25967249720936825</text:p>
          </table:table-cell>
          <table:table-cell office:value-type="float" office:value="0.2499936130835212">
            <text:p>0.2499936130835212</text:p>
          </table:table-cell>
          <table:table-cell office:value-type="float" office:value="0.2302328446928839">
            <text:p>0.2302328446928839</text:p>
          </table:table-cell>
          <table:table-cell office:value-type="float" office:value="0.23180970221419925">
            <text:p>0.23180970221419925</text:p>
          </table:table-cell>
          <table:table-cell office:value-type="float" office:value="0.25817292215854865">
            <text:p>0.25817292215854865</text:p>
          </table:table-cell>
          <table:table-cell office:value-type="float" office:value="0.19673243689039904">
            <text:p>0.19673243689039904</text:p>
          </table:table-cell>
          <table:table-cell office:value-type="float" office:value="0.21717035362295015">
            <text:p>0.21717035362295015</text:p>
          </table:table-cell>
          <table:table-cell office:value-type="float" office:value="0.23477133740606715">
            <text:p>0.23477133740606715</text:p>
          </table:table-cell>
          <table:table-cell office:value-type="float" office:value="0.23320442685093007">
            <text:p>0.23320442685093007</text:p>
          </table:table-cell>
          <table:table-cell office:value-type="float" office:value="0.23596234512241143">
            <text:p>0.23596234512241143</text:p>
          </table:table-cell>
          <table:table-cell office:value-type="float" office:value="0.24086408111962743">
            <text:p>0.24086408111962743</text:p>
          </table:table-cell>
          <table:table-cell office:value-type="float" office:value="0.24089248549057593">
            <text:p>0.24089248549057593</text:p>
          </table:table-cell>
          <table:table-cell office:value-type="float" office:value="0.2362598975940403">
            <text:p>0.2362598975940403</text:p>
          </table:table-cell>
          <table:table-cell office:value-type="float" office:value="0.23811654249322844">
            <text:p>0.23811654249322844</text:p>
          </table:table-cell>
          <table:table-cell office:value-type="float" office:value="0.24084070324867432">
            <text:p>0.24084070324867432</text:p>
          </table:table-cell>
          <table:table-cell office:value-type="float" office:value="0.2569948063401207">
            <text:p>0.2569948063401207</text:p>
          </table:table-cell>
          <table:table-cell office:value-type="float" office:value="0.2519347149049669">
            <text:p>0.2519347149049669</text:p>
          </table:table-cell>
          <table:table-cell office:value-type="float" office:value="0.2513335303837552">
            <text:p>0.2513335303837552</text:p>
          </table:table-cell>
          <table:table-cell office:value-type="float" office:value="0.2529828982946791">
            <text:p>0.2529828982946791</text:p>
          </table:table-cell>
          <table:table-cell office:value-type="float" office:value="0.24264437684573636">
            <text:p>0.24264437684573636</text:p>
          </table:table-cell>
          <table:table-cell office:value-type="float" office:value="0.30355124953838386">
            <text:p>0.30355124953838386</text:p>
          </table:table-cell>
          <table:table-cell office:value-type="float" office:value="0.2956547432448947">
            <text:p>0.2956547432448947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7598792018882922">
            <text:p>0.07598792018882922</text:p>
          </table:table-cell>
          <table:table-cell office:value-type="float" office:value="0.07364997798599912">
            <text:p>0.07364997798599912</text:p>
          </table:table-cell>
          <table:table-cell office:value-type="float" office:value="0.07366509461629163">
            <text:p>0.07366509461629163</text:p>
          </table:table-cell>
          <table:table-cell office:value-type="float" office:value="0.07117257330536791">
            <text:p>0.07117257330536791</text:p>
          </table:table-cell>
          <table:table-cell office:value-type="float" office:value="0.06987421728775715">
            <text:p>0.06987421728775715</text:p>
          </table:table-cell>
          <table:table-cell office:value-type="float" office:value="0.06807646616103379">
            <text:p>0.06807646616103379</text:p>
          </table:table-cell>
          <table:table-cell office:value-type="float" office:value="0.07122993765501491">
            <text:p>0.07122993765501491</text:p>
          </table:table-cell>
          <table:table-cell office:value-type="float" office:value="0.08114495239338673">
            <text:p>0.08114495239338673</text:p>
          </table:table-cell>
          <table:table-cell office:value-type="float" office:value="0.0917803509836226">
            <text:p>0.0917803509836226</text:p>
          </table:table-cell>
          <table:table-cell office:value-type="float" office:value="0.09722829710617957">
            <text:p>0.09722829710617957</text:p>
          </table:table-cell>
          <table:table-cell office:value-type="float" office:value="0.10089574046259586">
            <text:p>0.10089574046259586</text:p>
          </table:table-cell>
          <table:table-cell office:value-type="float" office:value="0.10257296949412982">
            <text:p>0.10257296949412982</text:p>
          </table:table-cell>
          <table:table-cell office:value-type="float" office:value="0.10321600762957969">
            <text:p>0.10321600762957969</text:p>
          </table:table-cell>
          <table:table-cell office:value-type="float" office:value="0.10281542296932467">
            <text:p>0.10281542296932467</text:p>
          </table:table-cell>
          <table:table-cell office:value-type="float" office:value="0.10154265697803251">
            <text:p>0.10154265697803251</text:p>
          </table:table-cell>
          <table:table-cell office:value-type="float" office:value="0.10069469082260109">
            <text:p>0.10069469082260109</text:p>
          </table:table-cell>
          <table:table-cell office:value-type="float" office:value="0.10105645105407872">
            <text:p>0.10105645105407872</text:p>
          </table:table-cell>
          <table:table-cell office:value-type="float" office:value="0.10426969451745652">
            <text:p>0.10426969451745652</text:p>
          </table:table-cell>
          <table:table-cell office:value-type="float" office:value="0.10748451938699366">
            <text:p>0.10748451938699366</text:p>
          </table:table-cell>
          <table:table-cell office:value-type="float" office:value="0.10768465940139828">
            <text:p>0.10768465940139828</text:p>
          </table:table-cell>
          <table:table-cell office:value-type="float" office:value="0.1057549566729225">
            <text:p>0.1057549566729225</text:p>
          </table:table-cell>
          <table:table-cell office:value-type="float" office:value="0.1015633530423267">
            <text:p>0.1015633530423267</text:p>
          </table:table-cell>
          <table:table-cell office:value-type="float" office:value="0.09458352808826363">
            <text:p>0.09458352808826363</text:p>
          </table:table-cell>
          <table:table-cell office:value-type="float" office:value="0.08462065917844065">
            <text:p>0.084620659178440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699094014162185">
            <text:p>0.05699094014162185</text:p>
          </table:table-cell>
          <table:table-cell office:value-type="float" office:value="0.05523748348949937">
            <text:p>0.05523748348949937</text:p>
          </table:table-cell>
          <table:table-cell office:value-type="float" office:value="0.05524882096221871">
            <text:p>0.05524882096221871</text:p>
          </table:table-cell>
          <table:table-cell office:value-type="float" office:value="0.0533794299790259">
            <text:p>0.0533794299790259</text:p>
          </table:table-cell>
          <table:table-cell office:value-type="float" office:value="0.05240566296581794">
            <text:p>0.05240566296581794</text:p>
          </table:table-cell>
          <table:table-cell office:value-type="float" office:value="0.051057349620775405">
            <text:p>0.051057349620775405</text:p>
          </table:table-cell>
          <table:table-cell office:value-type="float" office:value="0.053422453241261256">
            <text:p>0.053422453241261256</text:p>
          </table:table-cell>
          <table:table-cell office:value-type="float" office:value="0.06085871429504005">
            <text:p>0.06085871429504005</text:p>
          </table:table-cell>
          <table:table-cell office:value-type="float" office:value="0.068835263237717">
            <text:p>0.068835263237717</text:p>
          </table:table-cell>
          <table:table-cell office:value-type="float" office:value="0.07292122282963474">
            <text:p>0.07292122282963474</text:p>
          </table:table-cell>
          <table:table-cell office:value-type="float" office:value="0.07567180534694677">
            <text:p>0.07567180534694677</text:p>
          </table:table-cell>
          <table:table-cell office:value-type="float" office:value="0.07692972712059737">
            <text:p>0.07692972712059737</text:p>
          </table:table-cell>
          <table:table-cell office:value-type="float" office:value="0.07741200572218476">
            <text:p>0.07741200572218476</text:p>
          </table:table-cell>
          <table:table-cell office:value-type="float" office:value="0.07711156722699353">
            <text:p>0.07711156722699353</text:p>
          </table:table-cell>
          <table:table-cell office:value-type="float" office:value="0.07615699273352432">
            <text:p>0.07615699273352432</text:p>
          </table:table-cell>
          <table:table-cell office:value-type="float" office:value="0.07552101811695082">
            <text:p>0.07552101811695082</text:p>
          </table:table-cell>
          <table:table-cell office:value-type="float" office:value="0.07579233829055894">
            <text:p>0.07579233829055894</text:p>
          </table:table-cell>
          <table:table-cell office:value-type="float" office:value="0.07820227088809233">
            <text:p>0.07820227088809233</text:p>
          </table:table-cell>
          <table:table-cell office:value-type="float" office:value="0.08061338954024526">
            <text:p>0.08061338954024526</text:p>
          </table:table-cell>
          <table:table-cell office:value-type="float" office:value="0.08076349455104877">
            <text:p>0.08076349455104877</text:p>
          </table:table-cell>
          <table:table-cell office:value-type="float" office:value="0.07931621750469187">
            <text:p>0.07931621750469187</text:p>
          </table:table-cell>
          <table:table-cell office:value-type="float" office:value="0.07617251478174507">
            <text:p>0.07617251478174507</text:p>
          </table:table-cell>
          <table:table-cell office:value-type="float" office:value="0.07093764606619779">
            <text:p>0.07093764606619779</text:p>
          </table:table-cell>
          <table:table-cell office:value-type="float" office:value="0.06346549438383053">
            <text:p>0.0634654943838305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